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3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9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1</text:span></text:p>
          </draw:text-box>
        </draw:frame>
        <draw:custom-shape draw:style-name="gr1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3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23.438cm" svg:y="22.89cm">
          <draw:text-box>
            <text:p><text:span text:style-name="T2">sum: 10</text:span></text:p>
          </draw:text-box>
        </draw:frame>
        <draw:frame draw:style-name="gr2" draw:text-style-name="P3" draw:layer="layout" svg:width="2.809cm" svg:height="1.204cm" svg:x="23.638cm" svg:y="23.79cm">
          <draw:text-box>
            <text:p><text:span text:style-name="T2">min: 5</text:span></text:p>
          </draw:text-box>
        </draw:frame>
        <draw:custom-shape draw:style-name="gr4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4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3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7.438cm" svg:y="29.2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7.638cm" svg:y="30.192cm">
          <draw:text-box>
            <text:p><text:span text:style-name="T2">min: 5</text:span></text:p>
          </draw:text-box>
        </draw:frame>
        <draw:custom-shape draw:style-name="gr4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4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4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4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3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3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4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4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59cm" svg:y="3.338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06cm" svg:y="3.338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3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9.847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4cm" svg:y="3.338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1cm" svg:y="3.338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69cm" svg:y="1.829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4cm" svg:y="1.829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1cm" svg:y="1.829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58cm" svg:y="1.829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5cm" svg:y="1.829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2cm" svg:y="1.829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46cm" svg:y="1.829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88cm" svg:y="3.338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5cm" svg:y="3.338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2cm" svg:y="3.338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46cm" svg:y="1.829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3cm" svg:y="1.829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cm" svg:y="1.82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5:08:45.156677891</dc:date>
    <dc:creator>elucterio </dc:creator>
    <meta:editing-duration>PT3H24M43S</meta:editing-duration>
    <meta:editing-cycles>50</meta:editing-cycles>
    <meta:generator>LibreOffice/4.2.8.2$Linux_X86_64 LibreOffice_project/420m0$Build-2</meta:generator>
    <meta:document-statistic meta:object-count="97"/>
  </office:meta>
</office:document-meta>
</file>